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0d5337"/>
    </style:style>
    <style:style style:name="P2" style:family="paragraph" style:parent-style-name="Standard">
      <style:text-properties officeooo:paragraph-rsid="000dd06d"/>
    </style:style>
    <style:style style:name="P3" style:family="paragraph" style:parent-style-name="Standard">
      <style:text-properties officeooo:paragraph-rsid="001251a9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WWNum4"/>
    <style:style style:name="P7" style:family="paragraph" style:parent-style-name="Standard" style:list-style-name="WWNum5"/>
    <style:style style:name="P8" style:family="paragraph" style:parent-style-name="Standard">
      <style:text-properties officeooo:rsid="000c8caf" officeooo:paragraph-rsid="000c8caf"/>
    </style:style>
    <style:style style:name="P9" style:family="paragraph" style:parent-style-name="Standard">
      <style:text-properties officeooo:rsid="0013cf97" officeooo:paragraph-rsid="0013cf97"/>
    </style:style>
    <style:style style:name="P10" style:family="paragraph" style:parent-style-name="Standard">
      <style:text-properties officeooo:paragraph-rsid="0014775a"/>
    </style:style>
    <style:style style:name="P11" style:family="paragraph" style:parent-style-name="Standard" style:list-style-name="L1">
      <style:text-properties officeooo:paragraph-rsid="0014775a"/>
    </style:style>
    <style:style style:name="P12" style:family="paragraph" style:parent-style-name="Standard">
      <style:text-properties officeooo:paragraph-rsid="0016f5c0"/>
    </style:style>
    <style:style style:name="P13" style:family="paragraph" style:parent-style-name="Standard" style:list-style-name="L2">
      <style:text-properties officeooo:paragraph-rsid="0016f5c0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officeooo:rsid="000a7d55" officeooo:paragraph-rsid="000a7d55"/>
    </style:style>
    <style:style style:name="P16" style:family="paragraph" style:parent-style-name="List_20_Paragraph" style:list-style-name="WWNum2"/>
    <style:style style:name="P17" style:family="paragraph" style:parent-style-name="List_20_Paragraph" style:list-style-name="WWNum3"/>
    <style:style style:name="T1" style:family="text">
      <style:text-properties officeooo:rsid="000ba791"/>
    </style:style>
    <style:style style:name="T2" style:family="text">
      <style:text-properties officeooo:rsid="000d5337"/>
    </style:style>
    <style:style style:name="T3" style:family="text">
      <style:text-properties officeooo:rsid="000dd06d"/>
    </style:style>
    <style:style style:name="T4" style:family="text">
      <style:text-properties officeooo:rsid="000fcaee"/>
    </style:style>
    <style:style style:name="T5" style:family="text">
      <style:text-properties officeooo:rsid="00105beb"/>
    </style:style>
    <style:style style:name="T6" style:family="text">
      <style:text-properties officeooo:rsid="0011d29f"/>
    </style:style>
    <style:style style:name="T7" style:family="text">
      <style:text-properties officeooo:rsid="001251a9"/>
    </style:style>
    <style:style style:name="T8" style:family="text">
      <style:text-properties officeooo:rsid="0013567e"/>
    </style:style>
    <style:style style:name="T9" style:family="text">
      <style:text-properties officeooo:rsid="0013cf97"/>
    </style:style>
    <style:style style:name="T10" style:family="text">
      <style:text-properties officeooo:rsid="0014775a"/>
    </style:style>
    <style:style style:name="T11" style:family="text">
      <style:text-properties officeooo:rsid="001584ed"/>
    </style:style>
    <style:style style:name="T12" style:family="text">
      <style:text-properties officeooo:rsid="0016f5c0"/>
    </style:style>
    <style:style style:name="T13" style:family="text">
      <style:text-properties officeooo:rsid="0018d4d9"/>
    </style:style>
    <style:style style:name="T14" style:family="text">
      <style:text-properties officeooo:rsid="001a02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ngeon alpha</text:p>
      <text:p text:style-name="Standard"/>
      <text:p text:style-name="Standard"><text:span text:style-name="T1">Jeux dont il faut s'inspirer</text:span>:</text:p>
      <text:list xml:id="list1284266224642479670" text:style-name="WWNum1">
        <text:list-item>
          <text:p text:style-name="P14">Naheulbeuk</text:p>
        </text:list-item>
        <text:list-item>
          <text:p text:style-name="P14">Deepnight</text:p>
        </text:list-item>
        <text:list-item>
          <text:p text:style-name="P14">Orc must die</text:p>
        </text:list-item>
        <text:list-item>
          <text:p text:style-name="P14">Zoo tycoon</text:p>
        </text:list-item>
        <text:list-item>
          <text:p text:style-name="P14">Dwarf fortress</text:p>
        </text:list-item>
        <text:list-item>
          <text:p text:style-name="P15">Dungeon keeper 2</text:p>
        </text:list-item>
        <text:list-item>
          <text:p text:style-name="P15">FTL / Prison Architech</text:p>
        </text:list-item>
      </text:list>
      <text:p text:style-name="Standard"/>
      <text:p text:style-name="Standard">Jeu de gestion de donjon</text:p>
      <text:p text:style-name="Standard">Attirer l’attention des héros</text:p>
      <text:p text:style-name="Standard">Poser des pièges, des créatures (comme dans Orc must die)</text:p>
      <text:p text:style-name="Standard">On peut gagner de l’or, des objets.. en tuant les héros, en pillant des villages / autres. L’or se génère un peu automatiquement.</text:p>
      <text:p text:style-name="Standard">On commence dans un petit château</text:p>
      <text:p text:style-name="Standard">Possibilité futur d’acheter de nouveaux châteaux </text:p>
      <text:p text:style-name="Standard">Cycle jour / nuit avec des events en fonction (héros plutôt le jour, …)</text:p>
      <text:p text:style-name="Standard">Les héros peuvent repartir vivant avec une partie de notre or / objets</text:p>
      <text:p text:style-name="Standard">Des héros repartant vivant influent sur la venue de nouveaux héros (système de réputation)</text:p>
      <text:p text:style-name="Standard">Type d’unités : </text:p>
      <text:list xml:id="list7847622491294368956" text:style-name="WWNum2">
        <text:list-item>
          <text:p text:style-name="P16">Orc</text:p>
        </text:list-item>
        <text:list-item>
          <text:p text:style-name="P16">Gobelin</text:p>
        </text:list-item>
        <text:list-item>
          <text:p text:style-name="P16">Mort-vivant</text:p>
        </text:list-item>
        <text:list-item>
          <text:p text:style-name="P16">Troll</text:p>
        </text:list-item>
        <text:list-item>
          <text:p text:style-name="P16">Créatures (araignées, loup, …)</text:p>
        </text:list-item>
      </text:list>
      <text:p text:style-name="Standard">Classes d’unités :</text:p>
      <text:list xml:id="list7538856646976552126" text:style-name="WWNum3">
        <text:list-item>
          <text:p text:style-name="P17">Guerrier</text:p>
        </text:list-item>
        <text:list-item>
          <text:p text:style-name="P17">Archers</text:p>
        </text:list-item>
        <text:list-item>
          <text:p text:style-name="P17">Magicien attaque</text:p>
        </text:list-item>
        <text:list-item>
          <text:p text:style-name="P17">Magicien soin</text:p>
        </text:list-item>
      </text:list>
      <text:p text:style-name="Standard"/>
      <text:p text:style-name="P10"><text:soft-page-break/><text:span text:style-name="T10">Les équipes de héros pénétrant dans le donjon pourront avoir un nombre varié. Du héros solitaire au groupe d'aventurier (5 ou 6).</text:span></text:p>
      <text:p text:style-name="P10"><text:span text:style-name="T10">Les classes et les races pourront varier.</text:span></text:p>
      <text:p text:style-name="P10"><text:span text:style-name="T10">Classes de héros :</text:span></text:p>
      <text:list xml:id="list7542195418756042468" text:style-name="L1">
        <text:list-item>
          <text:p text:style-name="P11"><text:span text:style-name="T10">Guerrier (Encaisse beaucoup de dégats)</text:span></text:p>
        </text:list-item>
        <text:list-item>
          <text:p text:style-name="P11"><text:span text:style-name="T10">Voleur (Peut crocheter des coffres et des portes fermées)</text:span></text:p>
        </text:list-item>
        <text:list-item>
          <text:p text:style-name="P11"><text:span text:style-name="T10">Eclaireur – Archer </text:span><text:span text:style-name="T11">(A un meilleur champ de vision et fait beaucoup de dégats)</text:span></text:p>
        </text:list-item>
        <text:list-item>
          <text:p text:style-name="P11"><text:span text:style-name="T10">Mage </text:span><text:span text:style-name="T11">(Réduit les dégats subit par le groupe par un autre mage – Peut envoyer des sorts)</text:span></text:p>
        </text:list-item>
      </text:list>
      <text:p text:style-name="P10"><text:span text:style-name="T11"/></text:p>
      <text:p text:style-name="P12"><text:span text:style-name="T12">Races :</text:span></text:p>
      <text:list xml:id="list7377022250178917108" text:style-name="L2">
        <text:list-item>
          <text:p text:style-name="P13"><text:span text:style-name="T12">Nain </text:span><text:span text:style-name="T13">(Peut porter plus d'or et d'objets)</text:span></text:p>
        </text:list-item>
        <text:list-item>
          <text:p text:style-name="P13"><text:span text:style-name="T12">Elfe </text:span><text:span text:style-name="T14">()</text:span></text:p>
        </text:list-item>
        <text:list-item>
          <text:p text:style-name="P13"><text:span text:style-name="T12">Humain </text:span><text:span text:style-name="T14">()</text:span></text:p>
        </text:list-item>
      </text:list>
      <text:p text:style-name="P10"><text:span text:style-name="T10"/></text:p>
      <text:p text:style-name="Standard"/>
      <text:p text:style-name="Standard">Arbres pour les technologies. Lorsqu’une technologie se termine, d’autres peuvent se débloquer.</text:p>
      <text:p text:style-name="Standard">Il sera rare d’avoir de bons acolytes. Il faudra les entrainer et les équiper.</text:p>
      <text:p text:style-name="Standard">Penser à des Events comme dans Dwarf F. où des mercenaires partent avec votre or ou les acolytes se battent entre eux.</text:p>
      <text:p text:style-name="Standard"/>
      <text:p text:style-name="P5">Phase de jeu 1 :</text:p>
      <text:p text:style-name="Standard"><text:tab/>Gestion de notre donjon (gestion troupes, pièges, attaques des héros, …)</text:p>
      <text:p text:style-name="P5">Phase de jeu 2 :</text:p>
      <text:p text:style-name="Standard"><text:tab/>Attaque d’un village ou d’un autre donjon et gestion d’une escouade (avec une gestion des compétences de certaines unités)</text:p>
      <text:p text:style-name="P5">Phase de jeu 3 : </text:p>
      <text:p text:style-name="Standard"><text:tab/>(A définir, si nécessaire)</text:p>
      <text:p text:style-name="Standard"><text:soft-page-break/></text:p>
      <text:p text:style-name="Standard">Gérer la vie du donjon (bar, couchette, …)</text:p>
      <text:p text:style-name="Standard">Gestion de la vue dans le château, on ne voit pas ce que voit les héros mais ce que vois nos unités et autres batiment de vision (caméra magique).</text:p>
      <text:p text:style-name="Standard">Lors des attaques du château on pourra actionner des choses comme des pièges.</text:p>
      <text:p text:style-name="Standard">Système d’étage.</text:p>
      <text:p text:style-name="Standard">Système de rapport de combat comme dans Dwarf</text:p>
      <text:p text:style-name="Standard"><text:bookmark text:name="_GoBack"/>Système de contrôle des unités</text:p>
      <text:p text:style-name="Standard"/>
      <text:p text:style-name="Standard"/>
      <text:p text:style-name="Standard">Prototype 1 :</text:p>
      <text:list xml:id="list858470609165912556" text:style-name="WWNum4">
        <text:list-item>
          <text:p text:style-name="P6">Afficher une map avec une caméra qui se déplace</text:p>
        </text:list-item>
        <text:list-item>
          <text:p text:style-name="P6">Créer 2 personnages</text:p>
        </text:list-item>
        <text:list-item>
          <text:p text:style-name="P6">Créer les navmesh sur la carte</text:p>
        </text:list-item>
        <text:list-item>
          <text:p text:style-name="P6">Faire fonctionner l'algo des navmesh sur les personnages</text:p>
        </text:list-item>
      </text:list>
      <text:p text:style-name="Standard"/>
      <text:p text:style-name="Standard"/>
      <text:p text:style-name="Standard"/>
      <text:p text:style-name="Standard">Prototype 2 :</text:p>
      <text:list xml:id="list7888173607878806533" text:style-name="WWNum5">
        <text:list-item>
          <text:p text:style-name="P7">Faire spawn des héros et des monstres avec 2 touches différentes (ils devront se déplacer et se combattre)</text:p>
        </text:list-item>
        <text:list-item>
          <text:p text:style-name="P7">Gérer le système de champ de vision des unités (pour commencer, gérer ce système avec un carér autour de l'unité sans tenir compte de l'orientation)</text:p>
        </text:list-item>
        <text:list-item>
          <text:p text:style-name="P7">Faire une unité qui lance des projectiles (les projectiles n'auront pas de friendly fire). Meme au corps a corps, les unités à distance utiliseront leur attaque a distance (pour le moment)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P8">Explications :</text:p>
      <text:p text:style-name="P1"><text:span text:style-name="T2">(histoire) Vous êtes un jeune magicien tout juste diplômé de l'école de magie. Vous vous êtes spécialisé dans la gestion de donjon ainsi que dans la torture de groupe de héros. </text:span><text:span text:style-name="T3">Motivé par toutes les possibilités qui s'offrent à vous, vous décidez qu'il est temps de vous faire un petit pécule pour pouvoir vous offrir votre premier donjon. Après une longue période.. de 3 jours en tant que cultivateur de patates, vous arrivez à la conclusion que c'est beaucoup trop lent et que votre destiné vous attend. </text:span></text:p>
      <text:p text:style-name="P2"><text:span text:style-name="T3">Trois de vos amis se joignent à vous. Gorgo </text:span><text:span text:style-name="T7">un Ork,</text:span><text:span text:style-name="T3"> vient de la caserne voisine de votre école et Matuk, </text:span><text:span text:style-name="T7">également un Ork,</text:span><text:span text:style-name="T3"> est un ex-mercenaire </text:span><text:span text:style-name="T7">qui </text:span><text:span text:style-name="T5">vient</text:span><text:span text:style-name="T3"> </text:span><text:span text:style-name="T4">des montagnes de feu à quelques lieux d'ici. </text:span><text:span text:style-name="T6">Et enfin, Skrap, un gobelin relativement doué.. enfin, il fera l'affaire pour remettre en état un petit château.</text:span></text:p>
      <text:p text:style-name="P3"><text:span text:style-name="T7">Vous décidez de rentre une petite visite </text:span><text:span text:style-name="T8">au vieux Gildas qui s'occupe tant bien que mal du château délabré dans le marais voisin. A son approche vous constatez que celui-ci est encore en plus piteux état que la dernière fois que vous l'aviez vu. </text:span><text:span text:style-name="T9">Après un bon moment passé à la recherche du petit vieux, vous tombez enfin sur lui. C'est un tas d'os, enfin encore plus qu'avant. Celui-ci doit être étendu sur le sol depuis un bon moment. Suite à une brève réflexion, vous décidez de remettre ce donjon sur pied et d'en prendre le contrôle.</text:span></text:p>
      <text:p text:style-name="P9">L'aventure commenc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fr" fo:country="FR" style:font-name-asian="WenQuanYi Zen Hei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ListLabel_20_5" style:display-name="ListLabel 5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15:41:00</meta:creation-date>
    <meta:initial-creator>Jordan-Titan</meta:initial-creator>
    <dc:date>2013-09-13T16:15:46</dc:date>
    <meta:editing-cycles>25</meta:editing-cycles>
    <meta:editing-duration>PT1H33M6S</meta:editing-duration>
    <meta:generator>LibreOffice/4.0.2.2$Linux_X86_64 LibreOffice_project/400m0$Build-2</meta:generator>
    <meta:document-statistic meta:table-count="0" meta:image-count="0" meta:object-count="0" meta:page-count="4" meta:paragraph-count="69" meta:word-count="769" meta:character-count="4290" meta:non-whitespace-character-count="3611"/>
    <meta:template xlink:type="simple" xlink:actuate="onRequest" xlink:title="Normal.dotm" xlink:href=""/>
  </office:meta>
</office:document-meta>
</file>